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0in" fo:margin-right="0in" fo:line-height="150%" fo:text-indent="0.4917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39in" loext:contextual-spacing="fals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>
      <style:paragraph-properties fo:margin-left="0.4898in" fo:margin-right="0in" fo:text-indent="0in" style:auto-text-indent="false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9" style:family="paragraph" style:parent-style-name="Standard">
      <style:paragraph-properties fo:margin-left="0.5in" fo:margin-right="0in" fo:margin-top="0in" fo:margin-bottom="0.139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P11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style:font-name="Arial" fo:font-size="12pt" style:font-name-asian="Arial1" style:font-size-asian="12pt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_heading=h.gjdgxs"/>Reconhecimento de premissas e conclusão</text:h>
      <text:p text:style-name="P3"/>
      <text:p text:style-name="P1"><text:span text:style-name="T1">Nome: Raphael Vilaça <text:s text:c="21"/>Turma: Informatica 1</text:span></text:p>
      <text:p text:style-name="P2"/>
      <text:p text:style-name="P2"/>
      <text:list xml:id="list223127922" text:style-name="WWNum1">
        <text:list-item>
          <text:p text:style-name="P4"><text:span text:style-name="T4">Premissa 1: </text:span><text:span text:style-name="T5">Mais horas de trabalho resultam num trabalho de qualidade.</text:span></text:p>
        </text:list-item>
      </text:list>
      <text:p text:style-name="P6"><text:span text:style-name="T2">Premissa 2: </text:span><text:span text:style-name="T3">Passamos os últimos três meses trabalhando sem descanso nele.</text:span></text:p>
      <text:p text:style-name="P7"><text:span text:style-name="T4">Conclusão: </text:span><text:span text:style-name="T5">Nosso trabalho é de qualidade.</text:span></text:p>
      <text:p text:style-name="P8"/>
      <text:list xml:id="list180424758361675" text:continue-numbering="true" text:style-name="WWNum1">
        <text:list-item>
          <text:p text:style-name="P5"><text:span text:style-name="T4">Premissa 1: </text:span><text:span text:style-name="T5">É um absurdo quem se aposentou cedo ser a favor de aumentar a idade da aposentadoria.</text:span></text:p>
        </text:list-item>
      </text:list>
      <text:p text:style-name="P7"><text:span text:style-name="T4">Premissa 2: </text:span><text:span text:style-name="T5">O presidente se aposentou com 33 anos.</text:span></text:p>
      <text:p text:style-name="P7"><text:span text:style-name="T4">Conclusão: </text:span><text:span text:style-name="T5">É um absurdo o presidente aumentar a idade da aposentadoria.</text:span></text:p>
      <text:p text:style-name="P8"/>
      <text:list xml:id="list180424058996238" text:continue-numbering="true" text:style-name="WWNum1">
        <text:list-item>
          <text:p text:style-name="P5"><text:span text:style-name="T4">Premissa 1: </text:span><text:span text:style-name="T5">John Kenneth Galbraith é um economista renomado.</text:span></text:p>
        </text:list-item>
      </text:list>
      <text:p text:style-name="P7"><text:span text:style-name="T4">Premissa 2: </text:span><text:span text:style-name="T5">É ridículo que reclamem da contenção de gastos.</text:span></text:p>
      <text:p text:style-name="P7"><text:span text:style-name="T4">Conclusão: </text:span><text:span text:style-name="T5">É ridículo contestar John Kenneth Galbraith.</text:span></text:p>
      <text:p text:style-name="P8"/>
      <text:list xml:id="list180423595677383" text:continue-numbering="true" text:style-name="WWNum1">
        <text:list-item>
          <text:p text:style-name="P5"><text:span text:style-name="T4">Premissa 1: </text:span><text:span text:style-name="T5">Vai ter inflação se não reformar a previdência.</text:span></text:p>
        </text:list-item>
      </text:list>
      <text:p text:style-name="P7"><text:span text:style-name="T4">Premissa 2: </text:span><text:span text:style-name="T5">A inflação é ruim para o Brasil.</text:span></text:p>
      <text:p text:style-name="P7"><text:span text:style-name="T4">Conclusão: </text:span><text:span text:style-name="T5">A reforma da previdência tem acontecer para que nada de ruim aconteça com o Brasil.</text:span></text:p>
      <text:p text:style-name="P8"/>
      <text:list xml:id="list180424687697872" text:continue-numbering="true" text:style-name="WWNum1">
        <text:list-item>
          <text:p text:style-name="P5"><text:span text:style-name="T4">Premissa 1: </text:span><text:span text:style-name="T5">Quem nasce em Estagira é grego.</text:span></text:p>
        </text:list-item>
      </text:list>
      <text:p text:style-name="P7"><text:span text:style-name="T4">Premissa 2: </text:span><text:span text:style-name="T5">Sócrates é grego.</text:span></text:p>
      <text:p text:style-name="P7"><text:span text:style-name="T4">Conclusão: </text:span><text:span text:style-name="T5">Sócrates nasceu em Estagira.</text:span></text:p>
      <text:p text:style-name="P8"/>
      <text:list xml:id="list180424239760617" text:continue-numbering="true" text:style-name="WWNum1">
        <text:list-item>
          <text:p text:style-name="P5"><text:soft-page-break/><text:span text:style-name="T4">Premissa 1: </text:span><text:span text:style-name="T5">Se a teoria da evolução fosse verdadeira, os macacos de hoje estariam evoluindo para homens.</text:span></text:p>
        </text:list-item>
      </text:list>
      <text:p text:style-name="P7"><text:span text:style-name="T4">Premissa 2:</text:span><text:span text:style-name="T5"> Os macacos de hoje não estão evoluindo para homens.</text:span></text:p>
      <text:p text:style-name="P7"><text:span text:style-name="T4">Conclusão: </text:span><text:span text:style-name="T5">A teoria da evolução não é verdadeira.</text:span></text:p>
      <text:p text:style-name="P8"/>
      <text:list xml:id="list180423658872201" text:continue-numbering="true" text:style-name="WWNum1">
        <text:list-item>
          <text:p text:style-name="P5"><text:span text:style-name="T4">Premissa 1: </text:span><text:span text:style-name="T5">O ateísmo é pernicioso.</text:span></text:p>
        </text:list-item>
      </text:list>
      <text:p text:style-name="P7"><text:span text:style-name="T4">Premissa 2:</text:span><text:span text:style-name="T5"> Pessoas se tornaram perniciosas após se tornarem ateus.</text:span></text:p>
      <text:p text:style-name="P7"><text:span text:style-name="T4">Conclusão:</text:span><text:span text:style-name="T5"> O ateísmo torna as pessoas perniciosas.</text:span></text:p>
      <text:p text:style-name="P8"/>
      <text:list xml:id="list180424980548402" text:continue-numbering="true" text:style-name="WWNum1">
        <text:list-item>
          <text:p text:style-name="P5"><text:span text:style-name="T4">Premissa 1: </text:span><text:span text:style-name="T5">A mídia controla o número de mortos pelo coronavírus.</text:span></text:p>
        </text:list-item>
      </text:list>
      <text:p text:style-name="P7"><text:span text:style-name="T4">Premissa 2:</text:span><text:span text:style-name="T5"> A mídia está <text:s/>nos manipulando.</text:span></text:p>
      <text:p text:style-name="P7"><text:span text:style-name="T4">Conclusão: </text:span><text:span text:style-name="T5">O coronavírus não mata tanto.</text:span></text:p>
      <text:p text:style-name="P8"/>
      <text:list xml:id="list180423385252836" text:continue-numbering="true" text:style-name="WWNum1">
        <text:list-item>
          <text:p text:style-name="P5"><text:span text:style-name="T4">Premissa 1: </text:span><text:span text:style-name="T5">Se Deus existe, o mal não existe.</text:span></text:p>
        </text:list-item>
      </text:list>
      <text:p text:style-name="P7"><text:bookmark text:name="_heading=h.30j0zll"/><text:span text:style-name="T4">Premissa 2:</text:span><text:span text:style-name="T5"> O cego não enxerga o mal.</text:span></text:p>
      <text:p text:style-name="P7"><text:span text:style-name="T4">Conclusão: </text:span><text:span text:style-name="T5">Deus não existe.</text:span></text:p>
      <text:p text:style-name="P8"/>
      <text:list xml:id="list180422969247453" text:continue-numbering="true" text:style-name="WWNum1">
        <text:list-item>
          <text:p text:style-name="P5"><text:span text:style-name="T4"><text:s/>Premissa 1: </text:span><text:span text:style-name="T5">Egípcios escreviam sobre a vida após a morte.</text:span></text:p>
        </text:list-item>
      </text:list>
      <text:p text:style-name="P7"><text:span text:style-name="T4">Premissa 2:</text:span><text:span text:style-name="T5"> </text:span><text:span text:style-name="T6">A presença constante de escritos egípcios <text:s/>sobre vida após a morte encontrados pelos arqueólogos.</text:span></text:p>
      <text:p text:style-name="P9"><text:span text:style-name="T4">Conclusão: </text:span><text:span text:style-name="T5">Os egípcios acreditavam na vida após a morte.</text:span></text:p>
      <text:p text:style-name="Standard"/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style:font-name="Arial" fo:font-family="Arial" style:font-family-generic="roman" style:font-pitch="variable" fo:font-size="20pt" fo:language="en" fo:country="none" style:font-name-asian="Times New Roman" style:font-family-asian="'Times New Roman'" style:font-family-generic-asian="system" style:font-pitch-asian="variable" style:font-size-asian="20pt" style:language-asian="pt" style:country-asian="BR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20pt" fo:language="en" fo:country="none" style:font-name-asian="Times New Roman" style:font-family-asian="'Times New Roman'" style:font-family-generic-asian="system" style:font-pitch-asian="variable" style:font-size-asian="20pt" style:language-asian="pt" style:country-asian="BR" style:font-name-complex="Arial1" style:font-family-complex="Arial" style:font-family-generic-complex="system" style:font-pitch-complex="variable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00:06:00</meta:creation-date>
    <meta:initial-creator>Rapha</meta:initial-creator>
    <meta:document-statistic meta:table-count="0" meta:image-count="0" meta:object-count="0" meta:page-count="2" meta:paragraph-count="32" meta:word-count="305" meta:character-count="1853" meta:non-whitespace-character-count="1566"/>
    <meta:generator>LibreOfficeDev/6.0.5.2$Linux_X86_64 LibreOffice_project/</meta:generator>
  </office:meta>
</office:document-meta>
</file>